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913c" officeooo:paragraph-rsid="0018913c"/>
    </style:style>
    <style:style style:name="P2" style:family="paragraph" style:parent-style-name="Standard">
      <style:text-properties officeooo:rsid="0018913c" officeooo:paragraph-rsid="001a358f"/>
    </style:style>
    <style:style style:name="P3" style:family="paragraph" style:parent-style-name="Standard">
      <style:text-properties fo:font-size="24pt" fo:font-weight="bold" officeooo:rsid="0018913c" officeooo:paragraph-rsid="0018913c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bebb8" officeooo:paragraph-rsid="001bebb8"/>
    </style:style>
    <style:style style:name="P5" style:family="paragraph" style:parent-style-name="Table_20_Contents">
      <style:text-properties officeooo:rsid="0018913c" officeooo:paragraph-rsid="0018913c"/>
    </style:style>
    <style:style style:name="P6" style:family="paragraph" style:parent-style-name="Table_20_Contents">
      <style:text-properties officeooo:rsid="0018913c" officeooo:paragraph-rsid="001a358f"/>
    </style:style>
    <style:style style:name="P7" style:family="paragraph" style:parent-style-name="Table_20_Contents">
      <style:text-properties fo:font-weight="bold" officeooo:rsid="0018913c" officeooo:paragraph-rsid="0018913c" style:font-weight-asian="bold" style:font-weight-complex="bold"/>
    </style:style>
    <style:style style:name="P8" style:family="paragraph" style:parent-style-name="Table_20_Contents">
      <style:text-properties fo:font-weight="bold" officeooo:rsid="0018913c" officeooo:paragraph-rsid="001a358f" style:font-weight-asian="bold" style:font-weight-complex="bold"/>
    </style:style>
    <style:style style:name="P9" style:family="paragraph" style:parent-style-name="Table_20_Contents">
      <style:text-properties fo:font-weight="bold" officeooo:rsid="001bebb8" officeooo:paragraph-rsid="001bebb8" style:font-weight-asian="bold" style:font-weight-complex="bold"/>
    </style:style>
    <style:style style:name="P10" style:family="paragraph" style:parent-style-name="Table_20_Contents">
      <style:text-properties officeooo:rsid="001a358f" officeooo:paragraph-rsid="001a358f"/>
    </style:style>
    <style:style style:name="P11" style:family="paragraph" style:parent-style-name="Table_20_Contents">
      <style:text-properties officeooo:rsid="001bebb8" officeooo:paragraph-rsid="001bebb8"/>
    </style:style>
    <style:style style:name="P12" style:family="paragraph" style:parent-style-name="Standard">
      <style:text-properties officeooo:rsid="0018913c" officeooo:paragraph-rsid="0018913c"/>
    </style:style>
    <style:style style:name="T1" style:family="text">
      <style:text-properties officeooo:rsid="001a358f"/>
    </style:style>
    <style:style style:name="T2" style:family="text">
      <style:text-properties officeooo:rsid="001bf3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s de representación de la información</text:p>
      <text:p text:style-name="P1"/>
      <text:p text:style-name="P1"/>
      <text:p text:style-name="P1">1.- Expresar en decimal los siguiente números binarios</text:p>
      <text:p text:style-name="P1"/>
      <text:p text:style-name="P1">1100</text:p>
      <text:p text:style-name="P1">11011</text:p>
      <text:p text:style-name="P1">1101</text:p>
      <text:p text:style-name="P1">1110101</text:p>
      <text:p text:style-name="P1">1001</text:p>
      <text:p text:style-name="P1"/>
      <text:p text:style-name="P1">2.- Expresar en <text:s/>binario los siguientes números decimales</text:p>
      <text:p text:style-name="P1">47</text:p>
      <text:p text:style-name="P1">191</text:p>
      <text:p text:style-name="P1">25</text:p>
      <text:p text:style-name="P1">67</text:p>
      <text:p text:style-name="P1">99</text:p>
      <text:p text:style-name="P1">135</text:p>
      <text:p text:style-name="P1"/>
      <text:p text:style-name="P1">3.- Dados dos número binarios almacenados en un byte A: 01001000 y B: 01000100 podría deducir que número es mayor sin necesidad de convertilos a decimales</text:p>
      <text:p text:style-name="P1"/>
      <text:p text:style-name="P1"/>
      <text:p text:style-name="P1">4. <text:span text:style-name="T1">¿</text:span>Cual es el número más grande que se puede almacenar si utilizamos 7 bit? <text:span text:style-name="T2">¿Y con 10 bit?</text:span></text:p>
      <text:p text:style-name="P1"/>
      <text:p text:style-name="P1"/>
      <text:p text:style-name="P1">5. <text:s/>Pasar los siguiente número<text:span text:style-name="T2">s</text:span> decimales a binario y a hexadecimal <text:span text:style-name="T2">usando</text:span> un byte de memoria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7">DECIMAL</text:p>
          </table:table-cell>
          <table:table-cell table:style-name="Tabla1.A1" office:value-type="string">
            <text:p text:style-name="P7">BINARIO</text:p>
          </table:table-cell>
          <table:table-cell table:style-name="Tabla1.C1" office:value-type="string">
            <text:p text:style-name="P7">HEXADECIMAL</text:p>
          </table:table-cell>
        </table:table-row>
        <table:table-row>
          <table:table-cell table:style-name="Tabla1.A2" office:value-type="string">
            <text:p text:style-name="P5">122</text:p>
          </table:table-cell>
          <table:table-cell table:style-name="Tabla1.A2" office:value-type="string">
            <text:p text:style-name="P5">0111 1010</text:p>
          </table:table-cell>
          <table:table-cell table:style-name="Tabla1.C2" office:value-type="string">
            <text:p text:style-name="P5">7A</text:p>
          </table:table-cell>
        </table:table-row>
        <table:table-row>
          <table:table-cell table:style-name="Tabla1.A2" office:value-type="string">
            <text:p text:style-name="P5">26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245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17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129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241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</table:table>
      <text:p text:style-name="P1"/>
      <text:p text:style-name="P1">6. Pasar los siguiente números hexadecimales a binario y a decimal</text:p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8"><text:span text:style-name="T1">HEXAD</text:span>ECIMAL</text:p>
          </table:table-cell>
          <table:table-cell table:style-name="Tabla2.A1" office:value-type="string">
            <text:p text:style-name="P8">BINARIO</text:p>
          </table:table-cell>
          <table:table-cell table:style-name="Tabla2.C1" office:value-type="string">
            <text:p text:style-name="P8">DECIMAL</text:p>
          </table:table-cell>
        </table:table-row>
        <table:table-row>
          <table:table-cell table:style-name="Tabla2.A2" office:value-type="string">
            <text:p text:style-name="P10">7A</text:p>
          </table:table-cell>
          <table:table-cell table:style-name="Tabla2.A2" office:value-type="string">
            <text:p text:style-name="P6">0111 1010</text:p>
          </table:table-cell>
          <table:table-cell table:style-name="Tabla2.C2" office:value-type="string">
            <text:p text:style-name="P10">122</text:p>
          </table:table-cell>
        </table:table-row>
        <table:table-row>
          <table:table-cell table:style-name="Tabla2.A2" office:value-type="string">
            <text:p text:style-name="P10">3E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0">0F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6">17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6">8<text:span text:style-name="T1">0</text:span>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6">29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6"><text:span text:style-name="T1">C</text:span>4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</table:table>
      <text:p text:style-name="P2"/>
      <text:p text:style-name="P1"/>
      <text:p text:style-name="P4"><text:soft-page-break/>7. Expresar el siguiente texto en binario decimal / hexadecimal / binario utilizando el código ASCII de 8 bits ( Cada letra se almacena en un byte)</text:p>
      <text:p text:style-name="P4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9">TEXTO</text:p>
          </table:table-cell>
          <table:table-cell table:style-name="Tabla3.A1" office:value-type="string">
            <text:p text:style-name="P9">DECIMAL</text:p>
          </table:table-cell>
          <table:table-cell table:style-name="Tabla3.A1" office:value-type="string">
            <text:p text:style-name="P9">HEXADECIMAL</text:p>
          </table:table-cell>
          <table:table-cell table:style-name="Tabla3.D1" office:value-type="string">
            <text:p text:style-name="P9">BINARIO (Solo las dos primera letras)</text:p>
          </table:table-cell>
        </table:table-row>
        <table:table-row>
          <table:table-cell table:style-name="Tabla3.A2" office:value-type="string">
            <text:p text:style-name="P11">HOLA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1">Adios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1">EXPO92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1">:(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</table:table>
      <text:p text:style-name="P4"/>
      <text:p text:style-name="P1"/>
      <text:p text:style-name="P4">8.- ¿Que pone en el siguiente mensaje de texto codificados en hexadecimal usando el código ASCII de 8 bytes?</text:p>
      <text:p text:style-name="P4">48 4F 4C 41 20 4D 55 4E 44 4F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0.8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3:27:14.701786602</meta:creation-date>
    <dc:date>2016-10-10T00:08:21.500310629</dc:date>
    <meta:editing-duration>PT22M13S</meta:editing-duration>
    <meta:editing-cycles>3</meta:editing-cycles>
    <meta:generator>LibreOffice/5.1.4.2$Linux_X86_64 LibreOffice_project/10m0$Build-2</meta:generator>
    <meta:document-statistic meta:table-count="3" meta:image-count="0" meta:object-count="0" meta:page-count="2" meta:paragraph-count="53" meta:word-count="200" meta:character-count="1064" meta:non-whitespace-character-count="915"/>
  </office:meta>
</office:document-meta>
</file>